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13.1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V_20_Schweiz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 style:data-style-name="N3"/>
    <style:style style:name="ce3" style:family="table-cell" style:parent-style-name="Default" style:data-style-name="N10000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2" table:formula="of:=[$'Utilities (FX Kurse, Kreditkarten etc)'.A1]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Use case 1:</text:p>
          </table:table-cell>
        </table:table-row>
        <table:table-row table:style-name="ro1">
          <table:table-cell/>
          <table:table-cell table:style-name="Default" office:value-type="string" calcext:value-type="string">
            <text:p>Open this document in native ODS format with LibreOffice</text:p>
          </table:table-cell>
        </table:table-row>
        <table:table-row table:style-name="ro1">
          <table:table-cell/>
          <table:table-cell office:value-type="string" calcext:value-type="string">
            <text:p>Export the document in format 'Microsoft Excel 2007/2010/2013 XML (.xlsx)'</text:p>
          </table:table-cell>
        </table:table-row>
        <table:table-row table:style-name="ro1">
          <table:table-cell/>
          <table:table-cell office:value-type="string" calcext:value-type="string">
            <text:p>Open the document with Excel 2010</text:p>
          </table:table-cell>
        </table:table-row>
        <table:table-row table:style-name="ro1">
          <table:table-cell/>
          <table:table-cell table:style-name="ce4" office:value-type="string" calcext:value-type="string">
            <text:p>Look at cell A1 in sheet B: Excel indicates that a reference is missing!!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Use case 2:</text:p>
          </table:table-cell>
        </table:table-row>
        <table:table-row table:style-name="ro1">
          <table:table-cell/>
          <table:table-cell table:style-name="Default" office:value-type="string" calcext:value-type="string">
            <text:p>Open this document in native ODS format with LibreOffice</text:p>
          </table:table-cell>
        </table:table-row>
        <table:table-row table:style-name="ro1">
          <table:table-cell/>
          <table:table-cell table:style-name="Default" office:value-type="string" calcext:value-type="string">
            <text:p>Rename the second sheet with the long name to a simpler shorter name, e.g. 'C'</text:p>
          </table:table-cell>
        </table:table-row>
        <table:table-row table:style-name="ro1">
          <table:table-cell/>
          <table:table-cell office:value-type="string" calcext:value-type="string">
            <text:p>Export the document in format 'Microsoft Excel 2007/2010/2013 XML (.xlsx)'</text:p>
          </table:table-cell>
        </table:table-row>
        <table:table-row table:style-name="ro1">
          <table:table-cell/>
          <table:table-cell office:value-type="string" calcext:value-type="string">
            <text:p>Open the document with Excel 2010</text:p>
          </table:table-cell>
        </table:table-row>
        <table:table-row table:style-name="ro1">
          <table:table-cell/>
          <table:table-cell table:style-name="ce5" office:value-type="string" calcext:value-type="string">
            <text:p>Look at cell A1 in sheet B: the cell is ok now!</text:p>
          </table:table-cell>
        </table:table-row>
      </table:table>
      <table:table table:name="Utilities (FX Kurse, Kreditkarten etc)" table:style-name="ta2" table:print="false">
        <office:forms form:automatic-focus="false" form:apply-design-mode="false"/>
        <table:table-column table:style-name="co4" table:default-cell-style-name="ce1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>
        <table:named-expression table:name="StandGirokonto" table:base-cell-address="$B.$C$17" table:expression="$#REF!.$C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5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15P0"/>
    </number:currency-style>
    <number:number-style style:name="N116">
      <number:number number:decimal-places="4" number:min-integer-digits="1"/>
    </number:number-style>
    <number:number-style style:name="N117">
      <number:number number:decimal-places="1" number:min-integer-digits="1"/>
    </number:number-style>
    <number:date-style style:name="N118">
      <number:month number:style="long"/>
      <number:text>/</number:text>
      <number:year number:style="long"/>
    </number:date-style>
    <number:date-style style:name="N119">
      <number:month number:style="long" number:textual="true"/>
      <number:text> </number:text>
      <number:year/>
    </number:date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currency-style style:name="N124P0" style:volatile="true">
      <number:number number:decimal-places="2" number:min-integer-digits="1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28P0" style:volatile="true">
      <number:number number:decimal-places="5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time-style style:name="N129" number:truncate-on-overflow="false">
      <number:hours/>
      <number:text>:</number:text>
      <number:minutes number:style="long"/>
    </number:time-style>
    <number:percentage-style style:name="N130">
      <number:number number:decimal-places="1" number:min-integer-digits="1"/>
      <number:text>%</number:text>
    </number:percentage-style>
    <number:currency-style style:name="N132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3">
      <number:number number:decimal-places="0" number:min-integer-digits="0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 style:data-style-name="N107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/>
    <style:style style:name="Excel_5f_CondFormat_5f_12_5f_1_5f_1" style:display-name="Excel_CondFormat_12_1_1" style:family="table-cell" style:parent-style-name="Default"/>
    <style:style style:name="Excel_5f_CondFormat_5f_13_5f_1_5f_1" style:display-name="Excel_CondFormat_13_1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.00.0000</text:date>, <text:time style:data-style-name="N2" text:time-value="09:30:57.6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gelmässige_20_Eingaben" style:display-name="PageStyle_regelmässige Eingabe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Überblick" style:display-name="PageStyle_Überblic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CortalConsors" style:display-name="PageStyle_CortalConso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sstel" style:display-name="PageStyle_Asste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llianz" style:display-name="PageStyle_Allianz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llianz_20_Yansoft" style:display-name="PageStyle_Allianz Yansof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HV_20_Schweiz" style:display-name="PageStyle_AHV Schweiz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Girokonto" style:display-name="PageStyle_Girokont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Yansoft" style:display-name="PageStyle_Yansof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BV_20_Schweiz" style:display-name="PageStyle_BV Schweiz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Utilities_20__28_FX_20_Kurse_2c__20_Kreditkarten_20_etc_29_" style:display-name="PageStyle_Utilities (FX Kurse, Kreditkarten etc)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Gewerbesteuer" style:display-name="PageStyle_Gewerbesteuer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ageStyle_5f_Yansoft_20_und_20_Steuersätze" style:display-name="PageStyle_Yansoft und Steuersätze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V. Terber</meta:initial-creator>
    <meta:creation-date>2009-06-27T21:51:24</meta:creation-date>
    <dc:date>2014-06-25T09:31:58.891000000</dc:date>
    <meta:editing-cycles>4097</meta:editing-cycles>
    <meta:editing-duration>P61DT13H39M8S</meta:editing-duration>
    <meta:generator>LibreOffice/4.2.5.2$Windows_x86 LibreOffice_project/61cb170a04bb1f12e77c884eab9192be736ec5f5</meta:generator>
    <meta:document-statistic meta:table-count="2" meta:cell-count="13" meta:object-count="0"/>
  </office:meta>
</office:document-meta>
</file>